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ales/content.xml" manifest:media-type="text/xml"/>
  <manifest:file-entry manifest:full-path="Sales/meta.xml" manifest:media-type="text/xml"/>
  <manifest:file-entry manifest:full-path="Sales/styles.xml" manifest:media-type="text/xml"/>
  <manifest:file-entry manifest:full-path="Sales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Sales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83.44pt" svg:x="226.77pt" svg:y="28.35pt">
            <draw:object draw:notify-on-update-of-ranges="Sheet1.A1:Sheet1.A1 Sheet1.A2:Sheet1.A13 Sheet1.B1:Sheet1.B1 Sheet1.B2:Sheet1.B13" xlink:href="./Sales" xlink:type="simple" xlink:show="embed" xlink:actuate="onLoad">
              <loext:p/>
            </draw:object>
            <draw:image xlink:href="./ObjectReplacements/Sales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Sales</text:p>
          </table:table-cell>
          <table:table-cell table:style-name="Default"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826.37" calcext:value-type="float">
            <text:p>3826.37</text:p>
          </table:table-cell>
          <table:table-cell table:formula="of:=DATE(2004;1;31)" office:value-type="date" office:date-value="2004-01-31" calcext:value-type="date">
            <text:p>01/31/0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3504.21" calcext:value-type="float">
            <text:p>3504.21</text:p>
          </table:table-cell>
          <table:table-cell table:formula="of:=DATE(2004;2;29)" office:value-type="date" office:date-value="2004-02-29" calcext:value-type="date">
            <text:p>02/29/0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961.45" calcext:value-type="float">
            <text:p>2961.45</text:p>
          </table:table-cell>
          <table:table-cell table:formula="of:=DATE(2004;3;31)" office:value-type="date" office:date-value="2004-03-31" calcext:value-type="date">
            <text:p>03/31/04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504.12" calcext:value-type="float">
            <text:p>2504.12</text:p>
          </table:table-cell>
          <table:table-cell table:formula="of:=DATE(2004;4;30)" office:value-type="date" office:date-value="2004-04-30" calcext:value-type="date">
            <text:p>04/30/0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713.98" calcext:value-type="float">
            <text:p>2713.98</text:p>
          </table:table-cell>
          <table:table-cell table:formula="of:=DATE(2004;5;31)" office:value-type="date" office:date-value="2004-05-31" calcext:value-type="date">
            <text:p>05/31/04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248.17" calcext:value-type="float">
            <text:p>2248.17</text:p>
          </table:table-cell>
          <table:table-cell table:formula="of:=DATE(2004;6;30)" office:value-type="date" office:date-value="2004-06-30" calcext:value-type="date">
            <text:p>06/30/0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802.13" calcext:value-type="float">
            <text:p>1802.13</text:p>
          </table:table-cell>
          <table:table-cell table:formula="of:=DATE(2004;7;31)" office:value-type="date" office:date-value="2004-07-31" calcext:value-type="date">
            <text:p>07/31/04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003.22" calcext:value-type="float">
            <text:p>2003.22</text:p>
          </table:table-cell>
          <table:table-cell table:formula="of:=DATE(2004;8;31)" office:value-type="date" office:date-value="2004-08-31" calcext:value-type="date">
            <text:p>08/31/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502.54" calcext:value-type="float">
            <text:p>1502.54</text:p>
          </table:table-cell>
          <table:table-cell table:formula="of:=DATE(2004;9;30)" office:value-type="date" office:date-value="2004-09-30" calcext:value-type="date">
            <text:p>09/30/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207.68" calcext:value-type="float">
            <text:p>1207.68</text:p>
          </table:table-cell>
          <table:table-cell table:style-name="Default" office:value-type="float" office:value="38291" calcext:value-type="float">
            <text:p>38291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319.71" calcext:value-type="float">
            <text:p>1319.71</text:p>
          </table:table-cell>
          <table:table-cell table:style-name="Default" office:value-type="float" office:value="38321" calcext:value-type="float">
            <text:p>3832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786.03" calcext:value-type="float">
            <text:p>786.03</text:p>
          </table:table-cell>
          <table:table-cell table:style-name="Default" office:value-type="float" office:value="38352" calcext:value-type="float">
            <text:p>38352</text:p>
          </table:table-cell>
        </table:table-row>
      </table:table>
      <table:table table:name="sales" table:style-name="ta1">
        <table:table-column table:style-name="co1" table:default-cell-style-name="Default"/>
        <table:table-row table:style-name="ro1">
          <table:table-cell/>
        </table:table-row>
      </table:table>
      <table:table table:name="benefit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25:01.448304018</meta:creation-date>
    <dc:date>2019-08-06T18:25:02.163918344</dc:date>
    <meta:editing-duration>PT1S</meta:editing-duration>
    <meta:editing-cycles>1</meta:editing-cycles>
    <meta:document-statistic meta:table-count="4" meta:cell-count="39" meta:object-count="1"/>
    <meta:generator>LibreOffice/6.0.7.3$Linux_X86_64 LibreOffice_project/00m0$Build-3</meta:generator>
  </office:meta>
</office:document-meta>
</file>

<file path=Sales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cm" svg:height="10cm" xlink:href=".." xlink:type="simple" chart:class="chart:bar" chart:style-name="ch1">
        <chart:title svg:x="6.742cm" svg:y="0.335cm" chart:style-name="ch2">
          <text:p>Sales Chart</text:p>
        </chart:title>
        <chart:plot-area chart:style-name="ch3" table:cell-range-address="Sheet1.A1:Sheet1.B13" chart:data-source-has-labels="both" svg:x="0.32cm" svg:y="1.324cm" svg:width="15.36cm" svg:height="8.476cm">
          <chartooo:coordinate-region svg:x="1.215cm" svg:y="1.324cm" svg:width="13.99cm" svg:height="7.828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3" chart:label-cell-address="Sheet1.B1:Sheet1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2:Sheet1.A13</svg:desc>
                </draw:g>
              </table:table-cell>
              <table:table-cell office:value-type="float" office:value="3826.37">
                <text:p>3826.37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504.21">
                <text:p>3504.2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961.45">
                <text:p>2961.4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504.12">
                <text:p>2504.1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713.98">
                <text:p>2713.9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248.17">
                <text:p>2248.1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802.13">
                <text:p>1802.1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003.22">
                <text:p>2003.2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502.54">
                <text:p>1502.5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207.68">
                <text:p>1207.6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319.71">
                <text:p>1319.7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786.03">
                <text:p>786.03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Sales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